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610000034E0AC644E2.png"/>
  <manifest:file-entry manifest:media-type="image/png" manifest:full-path="Pictures/10000000000005610000034E64BAEF6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0.044cm" svg:y="0cm" svg:width="17cm" svg:height="10.444cm" draw:z-index="0"><draw:image xlink:href="Pictures/10000000000005610000034E0AC644E2.png" xlink:type="simple" xlink:show="embed" xlink:actuate="onLoad"/></draw:frame></text:p>
      <text:p text:style-name="Standard">- / + / + / - / - / + / + / <text:s text:c="2"/>Indepente / Colon / O2,5 / Assyriska - / </text:p>
      <text:p text:style-name="Standard"/>
      <text:p text:style-name="Standard"><draw:frame draw:style-name="fr2" draw:name="Grafik2" text:anchor-type="paragraph" svg:width="17cm" svg:height="10.444cm" draw:z-index="1"><draw:image xlink:href="Pictures/10000000000005610000034E64BAEF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2:29:58.05</meta:creation-date>
    <dc:date>2012-10-30T01:28:10.48</dc:date>
    <meta:editing-duration>PT22H58M18S</meta:editing-duration>
    <meta:editing-cycles>2</meta:editing-cycles>
    <meta:generator>LibreOffice/3.4$Win32 LibreOffice_project/340m1$Build-502</meta:generator>
    <meta:document-statistic meta:table-count="0" meta:image-count="2" meta:object-count="0" meta:page-count="1" meta:paragraph-count="1" meta:word-count="23" meta:character-count="71" meta:non-whitespace-character-count="46"/>
  </office:meta>
</office:document-meta>
</file>